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officeooo:paragraph-rsid="0008a162" fo:hyphenate="false" fo:hyphenation-remain-char-count="2" fo:hyphenation-push-char-count="2"/>
    </style:style>
    <style:style style:name="P2" style:family="paragraph" style:parent-style-name="Standard" style:master-page-name="Standard">
      <style:paragraph-properties fo:orphans="2" fo:widows="2" fo:hyphenation-ladder-count="no-limit" style:page-number="auto"/>
      <style:text-properties fo:hyphenate="false" fo:hyphenation-remain-char-count="2" fo:hyphenation-push-char-count="2"/>
    </style:style>
    <style:style style:name="T1" style:family="text">
      <style:text-properties officeooo:rsid="0008a162"/>
    </style:style>
    <style:style style:name="T2" style:family="text">
      <style:text-properties officeooo:rsid="000a47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Демонстрационный документ</text:p>
      <text:p text:style-name="P1">к диссертации ___ФИО_в_родительном_падеже___ по теме «___ Тема_диссертации ___», представленной к защите в диссертационном совете <text:span text:style-name="T1">___ШИФР_СОВЕТА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ru" fo:country="RU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FreeSans" style:font-family-asian="FreeSans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8T23:25:00</meta:creation-date>
    <dc:date>2025-10-15T23:45:43.482944162</dc:date>
    <meta:generator>LibreOffice/6.0.7.3$Linux_X86_64 LibreOffice_project/dc89aa7a9eabfd848af146d5086077aeed2ae4a5</meta:generator>
    <meta:editing-duration>PT1H10M27S</meta:editing-duration>
    <meta:editing-cycles>3</meta:editing-cycles>
    <meta:document-statistic meta:table-count="0" meta:image-count="0" meta:object-count="0" meta:page-count="1" meta:paragraph-count="2" meta:word-count="17" meta:character-count="172" meta:non-whitespace-character-count="157"/>
  </office:meta>
</office:document-meta>
</file>